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ka/Coder" svg:font-family="Anka/Coder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8cb6" officeooo:paragraph-rsid="000f8cb6" style:font-weight-asian="bold" style:font-weight-complex="bold"/>
    </style:style>
    <style:style style:name="P2" style:family="paragraph" style:parent-style-name="Standard">
      <style:text-properties fo:font-weight="normal" officeooo:rsid="000f8cb6" officeooo:paragraph-rsid="000f8cb6" style:font-weight-asian="normal" style:font-weight-complex="normal"/>
    </style:style>
    <style:style style:name="P3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ize="10pt" fo:font-weight="normal" officeooo:rsid="000f8cb6" officeooo:paragraph-rsid="000f8cb6" style:font-size-asian="8.75pt" style:font-weight-asian="normal" style:font-size-complex="10pt" style:font-weight-complex="normal"/>
    </style:style>
    <style:style style:name="P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0pt" fo:font-weight="normal" officeooo:rsid="000f8cb6" officeooo:paragraph-rsid="000f8cb6" style:font-size-asian="8.75pt" style:font-weight-asian="normal" style:font-size-complex="10pt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fo:font-weight="normal" officeooo:rsid="000f8cb6" officeooo:paragraph-rsid="000f8cb6" style:font-size-asian="10.5pt" style:font-weight-asian="normal" style:font-size-complex="12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.5618in" fo:margin-right="0in" fo:text-indent="0in" style:auto-text-indent="false" style:page-number="auto" fo:background-color="transparent"/>
      <style:text-properties fo:font-size="10pt" fo:font-weight="normal" officeooo:rsid="000f8cb6" officeooo:paragraph-rsid="000f8cb6" style:font-size-asian="8.75pt" style:font-weight-asian="normal" style:font-size-complex="10pt" style:font-weight-complex="normal"/>
    </style:style>
    <style:style style:name="P7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fo:font-size="10pt" fo:font-weight="normal" officeooo:rsid="000f8cb6" officeooo:paragraph-rsid="000f8cb6" style:font-size-asian="8.75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gital Design Prelab #8</text:p>
      <text:p text:style-name="P2">Charlie Coleman</text:p>
      <text:p text:style-name="P2">2016 October 27</text:p>
      <text:p text:style-name="P2"/>
      <text:p text:style-name="P2">1A)</text:p>
      <text:p text:style-name="P3"/>
      <text:p text:style-name="P5">D Flip Flop</text:p>
      <text:p text:style-name="P4">entity DFlipFlop is</text:p>
      <text:p text:style-name="P4"><text:s text:c="4"/>Port ( D : in <text:s/>STD_LOGIC;</text:p>
      <text:p text:style-name="P4"><text:s text:c="11"/>CLK : in <text:s/>STD_LOGIC;</text:p>
      <text:p text:style-name="P4"><text:s text:c="11"/>Q : inout <text:s/>STD_LOGIC);</text:p>
      <text:p text:style-name="P4">end DFlipFlop;</text:p>
      <text:p text:style-name="P4"/>
      <text:p text:style-name="P4">architecture Behavioral of DFlipFlop is</text:p>
      <text:p text:style-name="P4"/>
      <text:p text:style-name="P4">begin</text:p>
      <text:p text:style-name="P4"><text:tab/>ff : process(CLK, D)</text:p>
      <text:p text:style-name="P4"><text:tab/>begin</text:p>
      <text:p text:style-name="P4"><text:tab/><text:tab/>if(CLK = '1') then</text:p>
      <text:p text:style-name="P4"><text:tab/><text:tab/><text:tab/>Q &lt;= D;</text:p>
      <text:p text:style-name="P4"><text:tab/><text:tab/>end if;</text:p>
      <text:p text:style-name="P4"><text:tab/>end process;</text:p>
      <text:p text:style-name="P4"/>
      <text:p text:style-name="P4">end Behavioral;</text:p>
      <text:p text:style-name="P4"/>
      <text:p text:style-name="P5">Edge Triggered D Flip Flop</text:p>
      <text:p text:style-name="P3">entity EdgeTriggeredDFlipFlop is</text:p>
      <text:p text:style-name="P4"><text:s text:c="4"/>Port ( D : in <text:s/>STD_LOGIC;</text:p>
      <text:p text:style-name="P4"><text:s text:c="11"/>CLK : in <text:s/>STD_LOGIC;</text:p>
      <text:p text:style-name="P4"><text:s text:c="11"/>Q : inout <text:s/>STD_LOGIC);</text:p>
      <text:p text:style-name="P4">end EdgeTriggeredDFlipFlop;</text:p>
      <text:p text:style-name="P4"/>
      <text:p text:style-name="P4">architecture Behavioral of EdgeTriggeredDFlipFlop is</text:p>
      <text:p text:style-name="P4"/>
      <text:p text:style-name="P4">COMPONENT DFlipFlop</text:p>
      <text:p text:style-name="P4"><text:tab/>PORT(</text:p>
      <text:p text:style-name="P4"><text:tab/><text:tab/>D : IN std_logic;</text:p>
      <text:p text:style-name="P4"><text:tab/><text:tab/>CLK : IN std_logic; <text:s text:c="6"/></text:p>
      <text:p text:style-name="P4"><text:tab/><text:tab/>Q : INOUT std_logic</text:p>
      <text:p text:style-name="P4"><text:tab/><text:tab/>);</text:p>
      <text:p text:style-name="P4"><text:tab/>END COMPONENT;</text:p>
      <text:p text:style-name="P4">signal Qhold : STD_LOGIC;</text:p>
      <text:p text:style-name="P4">signal Qfinal: STD_LOGIC;</text:p>
      <text:p text:style-name="P4">begin</text:p>
      <text:p text:style-name="P4"/>
      <text:p text:style-name="P4"><text:tab/>DFlipFlop_1: DFlipFlop PORT MAP(</text:p>
      <text:p text:style-name="P4"><text:tab/><text:tab/>D =&gt; D,</text:p>
      <text:p text:style-name="P4"><text:tab/><text:tab/>CLK =&gt; "not"(CLK),</text:p>
      <text:p text:style-name="P4"><text:tab/><text:tab/>Q =&gt; Qhold</text:p>
      <text:p text:style-name="P4"><text:tab/>);</text:p>
      <text:p text:style-name="P4"><text:tab/>DFlipFlop_2: DFlipFlop PORT MAP(</text:p>
      <text:p text:style-name="P4"><text:tab/><text:tab/>D =&gt; Qhold,</text:p>
      <text:p text:style-name="P4"><text:tab/><text:tab/>CLK =&gt; CLK,</text:p>
      <text:p text:style-name="P4"><text:tab/><text:tab/>Q =&gt; Qfinal</text:p>
      <text:p text:style-name="P4"><text:tab/>);</text:p>
      <text:p text:style-name="P4"><text:tab/>Q &lt;= Qfinal;</text:p>
      <text:p text:style-name="P4"><text:soft-page-break/></text:p>
      <text:p text:style-name="P4">end Behavioral;</text:p>
      <text:p text:style-name="P4"/>
      <text:p text:style-name="P5">Four Bit Register</text:p>
      <text:p text:style-name="P6">entity FourBitRegister is</text:p>
      <text:p text:style-name="P7"><text:s text:c="4"/>Port ( D1 : in <text:s/>STD_LOGIC;</text:p>
      <text:p text:style-name="P7"><text:s text:c="11"/>D2 : in <text:s/>STD_LOGIC;</text:p>
      <text:p text:style-name="P7"><text:s text:c="11"/>D3 : in <text:s/>STD_LOGIC;</text:p>
      <text:p text:style-name="P7"><text:s text:c="11"/>D4 : in <text:s/>STD_LOGIC;</text:p>
      <text:p text:style-name="P7"><text:s text:c="11"/>CLK : in <text:s/>STD_LOGIC;</text:p>
      <text:p text:style-name="P7"><text:s text:c="11"/>Q1 : out <text:s/>STD_LOGIC;</text:p>
      <text:p text:style-name="P7"><text:s text:c="11"/>Q2 : out <text:s/>STD_LOGIC;</text:p>
      <text:p text:style-name="P7"><text:s text:c="11"/>Q3 : out <text:s/>STD_LOGIC;</text:p>
      <text:p text:style-name="P7"><text:s text:c="11"/>Q4 : out <text:s/>STD_LOGIC);</text:p>
      <text:p text:style-name="P7">end FourBitRegister;</text:p>
      <text:p text:style-name="P7"/>
      <text:p text:style-name="P7">architecture Behavioral of FourBitRegister is</text:p>
      <text:p text:style-name="P7"/>
      <text:p text:style-name="P7"><text:tab/>COMPONENT EdgeTriggeredDFlipFlop</text:p>
      <text:p text:style-name="P7"><text:tab/>PORT(</text:p>
      <text:p text:style-name="P7"><text:tab/><text:tab/>D : IN std_logic;</text:p>
      <text:p text:style-name="P7"><text:tab/><text:tab/>CLK : IN std_logic; <text:s text:c="6"/></text:p>
      <text:p text:style-name="P7"><text:tab/><text:tab/>Q : INOUT std_logic</text:p>
      <text:p text:style-name="P7"><text:tab/><text:tab/>);</text:p>
      <text:p text:style-name="P7"><text:tab/>END COMPONENT;</text:p>
      <text:p text:style-name="P7">signal Q1temp : STD_LOGIC;</text:p>
      <text:p text:style-name="P7">signal Q2temp : STD_LOGIC;</text:p>
      <text:p text:style-name="P7">signal Q3temp : STD_LOGIC;</text:p>
      <text:p text:style-name="P7">signal Q4temp : STD_LOGIC;</text:p>
      <text:p text:style-name="P7">begin</text:p>
      <text:p text:style-name="P7"/>
      <text:p text:style-name="P7"><text:tab/>ETDFlipFlop1: EdgeTriggeredDFlipFlop PORT MAP(</text:p>
      <text:p text:style-name="P7"><text:tab/><text:tab/>D =&gt; D1,</text:p>
      <text:p text:style-name="P7"><text:tab/><text:tab/>CLK =&gt; CLK,</text:p>
      <text:p text:style-name="P7"><text:tab/><text:tab/>Q =&gt; Q1temp</text:p>
      <text:p text:style-name="P7"><text:tab/>);</text:p>
      <text:p text:style-name="P7"><text:tab/>ETDFlipFlop2: EdgeTriggeredDFlipFlop PORT MAP (</text:p>
      <text:p text:style-name="P7"><text:tab/><text:tab/>D =&gt; D2,</text:p>
      <text:p text:style-name="P7"><text:tab/><text:tab/>CLK =&gt; CLK,</text:p>
      <text:p text:style-name="P7"><text:tab/><text:tab/>Q =&gt; Q2temp</text:p>
      <text:p text:style-name="P7"><text:tab/>);</text:p>
      <text:p text:style-name="P7"><text:tab/>ETDFlipFlop3: EdgeTriggeredDFlipFlop PORT MAP (</text:p>
      <text:p text:style-name="P7"><text:tab/><text:tab/>D =&gt; D3,</text:p>
      <text:p text:style-name="P7"><text:tab/><text:tab/>CLK =&gt; CLK,</text:p>
      <text:p text:style-name="P7"><text:tab/><text:tab/>Q =&gt; Q3temp</text:p>
      <text:p text:style-name="P7"><text:tab/>);</text:p>
      <text:p text:style-name="P7"><text:tab/>ETDFlipFlop4: EdgeTriggeredDFlipFlop PORT MAP (</text:p>
      <text:p text:style-name="P7"><text:tab/><text:tab/>D =&gt; D3,</text:p>
      <text:p text:style-name="P7"><text:tab/><text:tab/>CLK =&gt; CLK,</text:p>
      <text:p text:style-name="P7"><text:tab/><text:tab/>Q =&gt; Q4temp</text:p>
      <text:p text:style-name="P7"><text:tab/>);</text:p>
      <text:p text:style-name="P7"><text:tab/>Q1 &lt;= Q1temp;</text:p>
      <text:p text:style-name="P7"><text:tab/>Q2 &lt;= Q2temp;</text:p>
      <text:p text:style-name="P7"><text:tab/>Q3 &lt;= Q3temp;</text:p>
      <text:p text:style-name="P7"><text:tab/>Q4 &lt;= Q4temp;</text:p>
      <text:p text:style-name="P7"/>
      <text:p text:style-name="P7">end Behavioral;</text:p>
      <text:p text:style-name="P7"><text:soft-page-break/></text:p>
      <text:p text:style-name="P5">2.A.a)</text:p>
      <text:p text:style-name="P3">entity Decode2_4e is</text:p>
      <text:p text:style-name="P4"><text:s text:c="4"/>Port ( S0 : in <text:s/>STD_LOGIC;</text:p>
      <text:p text:style-name="P4"><text:s text:c="11"/>S1 : in <text:s/>STD_LOGIC;</text:p>
      <text:p text:style-name="P4"><text:s text:c="11"/>EN : in <text:s/>STD_LOGIC;</text:p>
      <text:p text:style-name="P4"><text:s text:c="11"/>Y0 : out <text:s/>STD_LOGIC;</text:p>
      <text:p text:style-name="P4"><text:s text:c="11"/>Y1 : out <text:s/>STD_LOGIC;</text:p>
      <text:p text:style-name="P4"><text:s text:c="11"/>Y2 : out <text:s/>STD_LOGIC;</text:p>
      <text:p text:style-name="P4"><text:s text:c="11"/>Y3 : out <text:s/>STD_LOGIC);</text:p>
      <text:p text:style-name="P4">end Decode2_4e;</text:p>
      <text:p text:style-name="P4"/>
      <text:p text:style-name="P4">architecture Behavioral of Decode2_4e is</text:p>
      <text:p text:style-name="P4"/>
      <text:p text:style-name="P4">begin</text:p>
      <text:p text:style-name="P4"/>
      <text:p text:style-name="P4"><text:tab/>Y0 &lt;= not S1 and not S0 and EN;</text:p>
      <text:p text:style-name="P4"><text:tab/>Y1 &lt;= not S1 and S0 and EN;</text:p>
      <text:p text:style-name="P4"><text:tab/>Y2 &lt;= S1 and not S0 and EN;</text:p>
      <text:p text:style-name="P4"><text:tab/>Y3 &lt;= S1 and S0 and EN;</text:p>
      <text:p text:style-name="P4"><text:tab/></text:p>
      <text:p text:style-name="P4">end Behavioral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ka/Coder" svg:font-family="Anka/Coder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nka/Coder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nka/Coder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nka/Coder" fo:font-family="Anka/Coder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nka/Coder" fo:font-family="Anka/Coder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nka/Coder" fo:font-family="Anka/Coder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nka/Coder" fo:font-family="Anka/Coder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03:05:59.506000000</meta:creation-date>
    <dc:date>2016-10-27T03:11:17.315000000</dc:date>
    <meta:editing-duration>PT5M18S</meta:editing-duration>
    <meta:editing-cycles>1</meta:editing-cycles>
    <meta:document-statistic meta:table-count="0" meta:image-count="0" meta:object-count="0" meta:page-count="3" meta:paragraph-count="116" meta:word-count="379" meta:character-count="2374" meta:non-whitespace-character-count="1771"/>
    <meta:generator>LibreOffice/5.0.4.2$Windows_x86 LibreOffice_project/2b9802c1994aa0b7dc6079e128979269cf95bc78</meta:generator>
  </office:meta>
</office:document-meta>
</file>